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2cdbc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2cdb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3de3f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2cdbc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3de3f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2cdbc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02cdbc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02cdbc"/>
    </style:style>
    <style:style style:name="T4" style:family="text">
      <style:text-properties officeooo:rsid="0003de3f"/>
    </style:style>
    <style:style style:name="T5" style:family="text">
      <style:text-properties officeooo:rsid="000450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1">Nome dello use case</text:p>
          </table:table-cell>
          <table:table-cell table:style-name="Tabella58.B1" office:value-type="string">
            <text:p text:style-name="P3"><text:span text:style-name="T4">Effettua Sconto</text:span></text:p>
            <text:p text:style-name="P2"/>
          </table:table-cell>
        </table:table-row>
        <table:table-row table:style-name="Tabella58.2">
          <table:table-cell table:style-name="Tabella58.A2" office:value-type="string">
            <text:p text:style-name="P1">Attori partecipanti</text:p>
          </table:table-cell>
          <table:table-cell table:style-name="Tabella58.B2" office:value-type="string">
            <text:p text:style-name="P4">Iniziato da: <text:span text:style-name="T3">Direttore oppure Impiegato</text:span>.</text:p>
          </table:table-cell>
        </table:table-row>
        <table:table-row table:style-name="Tabella58.2">
          <table:table-cell table:style-name="Tabella58.A2" office:value-type="string">
            <text:p text:style-name="P1">Entry condition</text:p>
          </table:table-cell>
          <table:table-cell table:style-name="Tabella58.B2" office:value-type="string">
            <text:p text:style-name="P4">L'utente accede al sistema e viene riconosciuto come <text:span text:style-name="T3">Direttore oppure Impiegato.</text:span></text:p>
          </table:table-cell>
        </table:table-row>
        <table:table-row table:style-name="Tabella58.4">
          <table:table-cell table:style-name="Tabella58.A2" office:value-type="string">
            <text:p text:style-name="P1">Flusso di eventi</text:p>
          </table:table-cell>
          <table:table-cell table:style-name="Tabella58.B2" office:value-type="string">
            <text:p text:style-name="P5"/>
            <text:p text:style-name="P5">1. <text:span text:style-name="T3">Accede alla sezione per </text:span><text:span text:style-name="T4">effettuare lo sconto</text:span>.</text:p>
            <text:p text:style-name="P5"/>
            <text:p text:style-name="P5">2.<text:span text:style-name="T3"> Seleziona </text:span><text:span text:style-name="T4">gli iscritti che beneficiano dello sconto</text:span><text:span text:style-name="T3">. <text:s text:c="2"/></text:span></text:p>
            <text:p text:style-name="P5"/>
            <text:p text:style-name="P5">3. <text:span text:style-name="T4">Inserisce il nuovo valore scontato della rata da pagare</text:span>.<text:line-break/><text:span text:style-name="T3"> </text:span></text:p>
            <text:p text:style-name="P6"><text:span text:style-name="T4">4. Sottomette la modifica<text:line-break/> <text:s text:c="4"/>5. Il sistema mostra un messaggio di convalida.</text:span></text:p>
          </table:table-cell>
        </table:table-row>
        <table:table-row table:style-name="Tabella58.5">
          <table:table-cell table:style-name="Tabella58.A2" office:value-type="string">
            <text:p text:style-name="P1">Exit condition</text:p>
          </table:table-cell>
          <table:table-cell table:style-name="Tabella58.B2" office:value-type="string">
            <text:p text:style-name="P4">In caso di successo Il sistema mostra <text:span text:style-name="T3">un messaggio </text:span><text:span text:style-name="T4">di conferma.</text:span></text:p>
            <text:p text:style-name="P4"/>
          </table:table-cell>
        </table:table-row>
        <table:table-row table:style-name="Tabella58.5">
          <table:table-cell table:style-name="Tabella58.A2" office:value-type="string">
            <text:p text:style-name="P1">Exception condition</text:p>
          </table:table-cell>
          <table:table-cell table:style-name="Tabella58.B2" office:value-type="string">
            <text:p text:style-name="P9"><text:span text:style-name="T1">Nel caso di un errore utente, il sistema mostra all’utente un </text:span><text:span text:style-name="T2">messaggio di errore che indica l'errore verificatosi.</text:span></text:p>
          </table:table-cell>
        </table:table-row>
        <table:table-row>
          <table:table-cell table:style-name="Tabella58.A2" office:value-type="string">
            <text:p text:style-name="P1">Requisiti qualitativi</text:p>
          </table:table-cell>
          <table:table-cell table:style-name="Tabella58.B2" office:value-type="string">
            <text:p text:style-name="P4"><text:span text:style-name="T3">Il Direttore o l'Impiegato devono ricevere un messaggio di conferma in meno di 10 secondi </text:span><text:span text:style-name="T4">dalla sottomissione dei dati.</text:span></text:p>
          </table:table-cell>
        </table:table-row>
      </table:table>
      <text:p text:style-name="P7">UC<text:span text:style-name="T5">3</text:span>: <text:span text:style-name="T3">Il Direttore o l'impiegato </text:span><text:span text:style-name="T4">effettuano uno sco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18T17:51:55.03</dc:date>
    <meta:editing-duration>PT8M43S</meta:editing-duration>
    <meta:editing-cycles>2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8" meta:word-count="129" meta:character-count="854" meta:non-whitespace-character-count="733"/>
  </office:meta>
</office:document-meta>
</file>